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KeyMap.isEqualKey( AbstractHashedMap . HashEntry entry , Object key1 , Object key2 , Object key3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KeyMap.decorate( AbstractHashed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KeyMap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KeyMap.isEqualKey( AbstractHashedMap . HashEntry entry , Object key1 , Object key2 , Object key3 , Object key4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ltiKeyMap.get( Object key1 , Object key2 , Object key3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KeyMap.remove( Object key1 , Object key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ltiKey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put( Object key1 , Object key2 , Object key3 , Object key4 , Object key5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KeyMap.removeAll( Object key1 , Object key2 , Object key3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Key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MultiKeyMap( AbstractHash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Key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putAll( Map mapToCop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KeyMap.get( Object key1 , Object key2 , Object key3 , Object key4 , Object key5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KeyMap.containsKey( Object key1 , Object key2 , Object key3 , Object key4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Key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get( Object key1 , Object key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KeyMap.hash( Object key1 , Object ke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KeyMap.hash( Object key1 , Object key2 , Object key3 , Object key4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KeyMap.check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KeyMap.remove( Object key1 , Object key2 , Object key3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ltiKeyMap.get( Object key1 , Object key2 , Object key3 , Object key4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KeyMa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removeAll( Object key1 , Object key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KeyMap.hash( Object key1 , Object key2 , Object key3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ultiKeyMap.containsKey( Object key1 , Object key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KeyMap.containsKey( Object key1 , Object key2 , Object key3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KeyMap.MultiKe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Key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hash( Object key1 , Object key2 , Object key3 , Object key4 , Object key5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ultiKey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removeAll( Object key1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KeyMap.remove( Object key1 , Object key2 , Object key3 , Object key4 , Object key5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ltiKey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put( Object key1 , Object key2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Key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containsKey( Object key1 , Object key2 , Object key3 , Object key4 , Object key5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Key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isEqualKey( AbstractHashedMap . HashEntry entry , Object key1 , Object key2 , Object key3 , Object key4 , Object key5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Key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KeyMap.remove( Object key1 , Object key2 , Object key3 , Object key4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ltiKeyMap.isEqualKey( AbstractHashedMap . HashEntry entry , Object key1 , Object key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Key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Map.put( Object key1 , Object key2 , Object key3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KeyMap.put( Object key1 , Object key2 , Object key3 , Object key4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KeyMap.removeAll( Object key1 , Object key2 , Object key3 , Object key4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